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24-03-0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23-05-31 0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22-04-1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21-03-25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2472" calcext:value-type="float">
            <text:p>47.9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0448" calcext:value-type="float">
            <text:p>47.7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3248" calcext:value-type="float">
            <text:p>47.3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9581153748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